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3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229166666666665in"/>
    </style:style>
    <style:style style:name="co11" style:family="table-column">
      <style:table-column-properties fo:break-before="auto" style:column-width="2.05208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2708333333333335in"/>
    </style:style>
    <style:style style:name="co14" style:family="table-column">
      <style:table-column-properties fo:break-before="auto" style:column-width="1.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other-agenc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 </text:p>
          </table:table-cell>
        </table:table-row>
        <table:table-row table:style-name="ro2">
          <table:table-cell table:style-name="ce22" office:value-type="string">
            <text:p>ALBEMARLE COUNTY  </text:p>
          </table:table-cell>
        </table:table-row>
        <table:table-row table:style-name="ro2">
          <table:table-cell table:style-name="ce22" office:value-type="string">
            <text:p>Albemarle PD 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ALLEGHANY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AMELIA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 </text:p>
          </table:table-cell>
        </table:table-row>
        <table:table-row table:style-name="ro2">
          <table:table-cell table:style-name="ce22" office:value-type="string">
            <text:p>Arlington PD 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AUGUSTA COUN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BATH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AND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TETOURT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RUNSWICK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AMPBELL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 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406">
            <text:p>406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GOOCHLAND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YSON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REENSVILL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ALIFAX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uth Boston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ANOVER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 </text:p>
          </table:table-cell>
        </table:table-row>
        <table:table-row table:style-name="ro2">
          <table:table-cell table:style-name="ce22" office:value-type="string">
            <text:p>Henrico PD 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string">
            <text:p>HENRY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IGHLAND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JAMES CITY COUNTY </text:p>
          </table:table-cell>
        </table:table-row>
        <table:table-row table:style-name="ro2">
          <table:table-cell table:style-name="ce22" office:value-type="string">
            <text:p>James City PD 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KING &amp; QUEEN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GEORG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KING WILLIAM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est Point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DOUN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PRINCE EDWARD CO.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RINCE GEORGE CO. </text:p>
          </table:table-cell>
        </table:table-row>
        <table:table-row table:style-name="ro2">
          <table:table-cell table:style-name="ce22" office:value-type="string">
            <text:p>Prince George Co. PD 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WILLIAM CO. </text:p>
          </table:table-cell>
        </table:table-row>
        <table:table-row table:style-name="ro2">
          <table:table-cell table:style-name="ce22" office:value-type="string">
            <text:p>Prince Wm. Co. PD 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 </text:p>
          </table:table-cell>
        </table:table-row>
        <table:table-row table:style-name="ro2">
          <table:table-cell table:style-name="ce22" office:value-type="string">
            <text:p>Roanoke Co. PD 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OCKBRIDGE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 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ourtland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bingdon PD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's Office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01">
            <text:p>7101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2048">
            <text:p>2048</text:p>
          </table:table-cell>
        </table:table-row>
        <table:table-row table:style-name="ro2">
          <table:table-cell table:style-name="ce23" table:number-columns-spanned="5" table:number-rows-spanned="1"/>
          <table:covered-table-cell table:number-columns-repeated="4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3"/>
          <table:table-cell table:number-columns-repeated="4" table:style-name="ce21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cit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652">
            <text:p>65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654">
            <text:p>65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18">
            <text:p>5518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1447">
            <text:p>1447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other-agencies" table:style-name="ta3" table:print="false">
        <office:forms form:automatic-focus="false" form:apply-design-mode="false"/>
        <table:table-column table:style-name="co6" table:default-cell-style-name="ce15"/>
        <table:table-column table:style-name="co8" table:default-cell-style-name="ce15"/>
        <table:table-column table:style-name="co7" table:default-cell-style-name="ce15" table:number-columns-repeated="254"/>
        <table:table-row table:style-name="ro2">
          <table:table-cell table:style-name="ce22" office:value-type="string">
            <text:p>Agency</text:p>
          </table:table-cell>
          <table:table-cell table:style-name="ce22" office:value-type="string">
            <text:p>Total Sworn Officers</text:p>
          </table:table-cell>
          <table:table-cell table:style-name="ce22" office:value-type="string">
            <text:p>Officers Male</text:p>
          </table:table-cell>
          <table:table-cell table:style-name="ce22" office:value-type="string">
            <text:p>Officers Female</text:p>
          </table:table-cell>
          <table:table-cell table:style-name="ce22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1690">
            <text:p>169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52">
            <text:p>652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413">
            <text:p>2413</text:p>
          </table:table-cell>
          <table:table-cell table:style-name="ce21" office:value-type="float" office:value="2275">
            <text:p>227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900">
            <text:p>900</text:p>
          </table:table-cell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2" office:value-type="string">
            <text:p>Agency</text:p>
          </table:table-cell>
          <table:table-cell table:style-name="ce22" office:value-type="string">
            <text:p>Total Sworn Officers</text:p>
          </table:table-cell>
          <table:table-cell table:style-name="ce22" office:value-type="string">
            <text:p>Officers Male</text:p>
          </table:table-cell>
          <table:table-cell table:style-name="ce22" office:value-type="string">
            <text:p>Officers Female</text:p>
          </table:table-cell>
          <table:table-cell table:style-name="ce22" office:value-type="string">
            <text:p>Total Civilian</text:p>
          </table:table-cell>
        </table:table-row>
        <table:table-row table:style-name="ro2">
          <table:table-cell table:style-name="ce22" table:number-columns-spanned="5" table:number-rows-spanned="1" office:value-type="string">
            <text:p>College &amp; University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University of Virginia PD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Geo. Mason Univ. PD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N. VA Comm. Col. PD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Tech PD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Longwood Col. PD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James Madison Univ. PD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Emory &amp; Henry Col. PD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VA's Col. at Wise PD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ry Wash. Col. PD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homas Nelson Col. PD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mpton University PD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hristopher Newport PD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orfolk State Univ. PD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Virginia State Univ. PD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VA Wstrn Comm. Col. PD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 &amp; Mary Col. PD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adford Univ. PD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VA Commonwlth Univ. PD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Univ. of Richmond PD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Old Dominion Campus PD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Virginia Military Institu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LLEGE AND UNIVERSITY TOTAL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410">
            <text:p>41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61">
            <text:p>261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12" table:default-cell-style-name="ce15" table:number-columns-repeated="254"/>
        <table:table-row table:style-name="ro2">
          <table:table-cell table:style-name="ce22" office:value-type="string">
            <text:p>Agency</text:p>
          </table:table-cell>
          <table:table-cell table:style-name="ce22" office:value-type="string">
            <text:p>Total Sworn Officers</text:p>
          </table:table-cell>
          <table:table-cell table:style-name="ce22" office:value-type="string">
            <text:p>Officers Male</text:p>
          </table:table-cell>
          <table:table-cell table:style-name="ce22" office:value-type="string">
            <text:p>Officers Female</text:p>
          </table:table-cell>
          <table:table-cell table:style-name="ce22" office:value-type="string">
            <text:p>Total Civilian</text:p>
          </table:table-cell>
        </table:table-row>
        <table:table-row table:style-name="ro2">
          <table:table-cell table:style-name="ce23" office:value-type="string">
            <text:p>COUNTY TOTAL</text:p>
          </table:table-cell>
          <table:table-cell table:style-name="ce21" office:value-type="float" office:value="8004">
            <text:p>8004</text:p>
          </table:table-cell>
          <table:table-cell table:style-name="ce21" office:value-type="float" office:value="7101">
            <text:p>7101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2048">
            <text:p>2048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518">
            <text:p>5518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1447">
            <text:p>1447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413">
            <text:p>2413</text:p>
          </table:table-cell>
          <table:table-cell table:style-name="ce21" office:value-type="float" office:value="2275">
            <text:p>2275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COLLEGE AND UNIVERSITY TOTAL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410">
            <text:p>41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61">
            <text:p>261</text:p>
          </table:table-cell>
        </table:table-row>
        <table:table-row table:style-name="ro2">
          <table:table-cell table:style-name="ce22" office:value-type="string">
            <text:p>STATE TOTAL</text:p>
          </table:table-cell>
          <table:table-cell table:style-name="ce24" office:value-type="float" office:value="16435">
            <text:p>16435</text:p>
          </table:table-cell>
          <table:table-cell table:style-name="ce24" office:value-type="float" office:value="14680">
            <text:p>14680</text:p>
          </table:table-cell>
          <table:table-cell table:style-name="ce24" office:value-type="float" office:value="1755">
            <text:p>1755</text:p>
          </table:table-cell>
          <table:table-cell table:style-name="ce24" office:value-type="float" office:value="4656">
            <text:p>46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